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adf1" officeooo:paragraph-rsid="000badf1"/>
    </style:style>
    <style:style style:name="P2" style:family="paragraph" style:parent-style-name="Standard">
      <style:paragraph-properties fo:text-align="center" style:justify-single-word="false"/>
      <style:text-properties officeooo:rsid="000badf1" officeooo:paragraph-rsid="000badf1"/>
    </style:style>
    <style:style style:name="P3" style:family="paragraph" style:parent-style-name="Standard">
      <style:text-properties officeooo:rsid="000badf1" officeooo:paragraph-rsid="000e2f11"/>
    </style:style>
    <style:style style:name="P4" style:family="paragraph" style:parent-style-name="Standard">
      <style:text-properties officeooo:rsid="000badf1" officeooo:paragraph-rsid="0011bea5"/>
    </style:style>
    <style:style style:name="P5" style:family="paragraph" style:parent-style-name="Standard">
      <style:text-properties officeooo:rsid="000badf1" officeooo:paragraph-rsid="001448b8"/>
    </style:style>
    <style:style style:name="P6" style:family="paragraph" style:parent-style-name="Standard">
      <style:text-properties fo:font-style="italic" officeooo:rsid="000badf1" officeooo:paragraph-rsid="000badf1" style:font-style-asian="italic" style:font-style-complex="italic"/>
    </style:style>
    <style:style style:name="P7" style:family="paragraph" style:parent-style-name="Standard">
      <style:text-properties fo:font-style="italic" officeooo:rsid="00155dc4" officeooo:paragraph-rsid="00155dc4" style:font-style-asian="italic" style:font-style-complex="italic"/>
    </style:style>
    <style:style style:name="P8" style:family="paragraph" style:parent-style-name="Standard">
      <style:text-properties officeooo:rsid="000e2f11" officeooo:paragraph-rsid="000e2f11"/>
    </style:style>
    <style:style style:name="P9" style:family="paragraph" style:parent-style-name="Standard">
      <style:text-properties officeooo:rsid="000e2f11" officeooo:paragraph-rsid="001127c8"/>
    </style:style>
    <style:style style:name="P10" style:family="paragraph" style:parent-style-name="Standard">
      <style:text-properties officeooo:rsid="000ff335" officeooo:paragraph-rsid="000ff335"/>
    </style:style>
    <style:style style:name="P11" style:family="paragraph" style:parent-style-name="Standard">
      <style:text-properties officeooo:rsid="000ff335" officeooo:paragraph-rsid="001448b8"/>
    </style:style>
    <style:style style:name="P12" style:family="paragraph" style:parent-style-name="Standard">
      <style:text-properties officeooo:rsid="000ff335" officeooo:paragraph-rsid="0016567b"/>
    </style:style>
    <style:style style:name="P13" style:family="paragraph" style:parent-style-name="Standard">
      <style:text-properties officeooo:rsid="001127c8" officeooo:paragraph-rsid="001127c8"/>
    </style:style>
    <style:style style:name="P14" style:family="paragraph" style:parent-style-name="Standard">
      <style:text-properties officeooo:rsid="001127c8" officeooo:paragraph-rsid="001167ee"/>
    </style:style>
    <style:style style:name="P15" style:family="paragraph" style:parent-style-name="Standard">
      <style:text-properties officeooo:rsid="001127c8" officeooo:paragraph-rsid="001448b8"/>
    </style:style>
    <style:style style:name="P16" style:family="paragraph" style:parent-style-name="Standard">
      <style:text-properties officeooo:rsid="001167ee" officeooo:paragraph-rsid="001167ee"/>
    </style:style>
    <style:style style:name="P17" style:family="paragraph" style:parent-style-name="Standard">
      <style:text-properties officeooo:rsid="0011bea5" officeooo:paragraph-rsid="0011bea5"/>
    </style:style>
    <style:style style:name="P18" style:family="paragraph" style:parent-style-name="Standard">
      <style:text-properties officeooo:rsid="0011bea5" officeooo:paragraph-rsid="001222b9"/>
    </style:style>
    <style:style style:name="P19" style:family="paragraph" style:parent-style-name="Standard">
      <style:text-properties officeooo:rsid="0011bea5" officeooo:paragraph-rsid="00130932"/>
    </style:style>
    <style:style style:name="P20" style:family="paragraph" style:parent-style-name="Standard">
      <style:text-properties officeooo:rsid="0011bea5" officeooo:paragraph-rsid="001398f9"/>
    </style:style>
    <style:style style:name="P21" style:family="paragraph" style:parent-style-name="Standard">
      <style:text-properties officeooo:rsid="0011bea5" officeooo:paragraph-rsid="001448b8"/>
    </style:style>
    <style:style style:name="P22" style:family="paragraph" style:parent-style-name="Standard">
      <style:text-properties officeooo:rsid="001222b9" officeooo:paragraph-rsid="001222b9"/>
    </style:style>
    <style:style style:name="P23" style:family="paragraph" style:parent-style-name="Standard">
      <style:text-properties officeooo:rsid="001398f9" officeooo:paragraph-rsid="001398f9"/>
    </style:style>
    <style:style style:name="P24" style:family="paragraph" style:parent-style-name="Standard">
      <style:text-properties officeooo:rsid="001398f9" officeooo:paragraph-rsid="001222b9"/>
    </style:style>
    <style:style style:name="P25" style:family="paragraph" style:parent-style-name="Standard">
      <style:text-properties officeooo:rsid="001398f9" officeooo:paragraph-rsid="00142f8c"/>
    </style:style>
    <style:style style:name="P26" style:family="paragraph" style:parent-style-name="Standard">
      <style:text-properties officeooo:rsid="001398f9" officeooo:paragraph-rsid="001448b8"/>
    </style:style>
    <style:style style:name="P27" style:family="paragraph" style:parent-style-name="Standard">
      <style:text-properties officeooo:rsid="001398f9" officeooo:paragraph-rsid="00155dc4"/>
    </style:style>
    <style:style style:name="P28" style:family="paragraph" style:parent-style-name="Standard">
      <style:text-properties officeooo:rsid="00142f8c" officeooo:paragraph-rsid="00142f8c"/>
    </style:style>
    <style:style style:name="P29" style:family="paragraph" style:parent-style-name="Standard">
      <style:text-properties officeooo:rsid="00142f8c" officeooo:paragraph-rsid="001448b8"/>
    </style:style>
    <style:style style:name="P30" style:family="paragraph" style:parent-style-name="Standard">
      <style:text-properties officeooo:rsid="00142f8c" officeooo:paragraph-rsid="00155dc4"/>
    </style:style>
    <style:style style:name="P31" style:family="paragraph" style:parent-style-name="Standard">
      <style:text-properties officeooo:rsid="00155dc4" officeooo:paragraph-rsid="00155dc4"/>
    </style:style>
    <style:style style:name="P32" style:family="paragraph" style:parent-style-name="Standard">
      <style:paragraph-properties fo:break-before="page"/>
      <style:text-properties officeooo:rsid="001167ee" officeooo:paragraph-rsid="001167ee"/>
    </style:style>
    <style:style style:name="P33" style:family="paragraph" style:parent-style-name="Standard">
      <style:paragraph-properties fo:break-before="page"/>
      <style:text-properties officeooo:rsid="00142f8c" officeooo:paragraph-rsid="001448b8"/>
    </style:style>
    <style:style style:name="P34" style:family="paragraph" style:parent-style-name="Title">
      <style:text-properties officeooo:paragraph-rsid="000badf1"/>
    </style:style>
    <style:style style:name="T1" style:family="text">
      <style:text-properties officeooo:rsid="000badf1"/>
    </style:style>
    <style:style style:name="T2" style:family="text">
      <style:text-properties officeooo:rsid="000d29aa"/>
    </style:style>
    <style:style style:name="T3" style:family="text">
      <style:text-properties officeooo:rsid="000e2f11"/>
    </style:style>
    <style:style style:name="T4" style:family="text">
      <style:text-properties officeooo:rsid="000ff335"/>
    </style:style>
    <style:style style:name="T5" style:family="text">
      <style:text-properties officeooo:rsid="001127c8"/>
    </style:style>
    <style:style style:name="T6" style:family="text">
      <style:text-properties officeooo:rsid="001167ee"/>
    </style:style>
    <style:style style:name="T7" style:family="text">
      <style:text-properties style:font-name="Courier New"/>
    </style:style>
    <style:style style:name="T8" style:family="text">
      <style:text-properties style:font-name="Courier New" officeooo:rsid="000e2f11"/>
    </style:style>
    <style:style style:name="T9" style:family="text">
      <style:text-properties officeooo:rsid="0011bea5"/>
    </style:style>
    <style:style style:name="T10" style:family="text">
      <style:text-properties officeooo:rsid="001222b9"/>
    </style:style>
    <style:style style:name="T11" style:family="text">
      <style:text-properties officeooo:rsid="00130932"/>
    </style:style>
    <style:style style:name="T12" style:family="text">
      <style:text-properties officeooo:rsid="001398f9"/>
    </style:style>
    <style:style style:name="T13" style:family="text">
      <style:text-properties officeooo:rsid="00142f8c"/>
    </style:style>
    <style:style style:name="T14" style:family="text">
      <style:text-properties officeooo:rsid="001448b8"/>
    </style:style>
    <style:style style:name="T15" style:family="text">
      <style:text-properties officeooo:rsid="00155dc4"/>
    </style:style>
    <style:style style:name="T16" style:family="text">
      <style:text-properties officeooo:rsid="001656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Propositional <text:span text:style-name="T1">Logic </text:span>Interpretation<text:line-break/>of Answered Modal Logic</text:p>
      <text:p text:style-name="P2">by Sven Nilsen, 2020</text:p>
      <text:p text:style-name="P1"/>
      <text:p text:style-name="P6">In this paper I show that<text:span text:style-name="T14"> </text:span>Answered Modal Logic can be interpreted, <text:span text:style-name="T15">in part,</text:span> with Propositional Logic.</text:p>
      <text:p text:style-name="P7">This model can only be fully developed under Higher Order Operator Overloading.</text:p>
      <text:p text:style-name="P1"/>
      <text:p text:style-name="P3">For `n` variables, the semantic model of canoncial expressions in Answered Modal Logic form an n-dimensional cube, where each dimension represents a variable in <text:span text:style-name="T3">a set of </text:span>3 possible states <text:span text:style-name="T3">`{□, ◇, ¬◇}`</text:span>. </text:p>
      <text:p text:style-name="P3"/>
      <text:p text:style-name="P3"><text:span text:style-name="T2">The corners of this n-dimensional cubes naturally can model propositions:</text:span></text:p>
      <text:p text:style-name="P1"/>
      <text:p text:style-name="P3"><text:tab/><text:span text:style-name="T2">□X<text:tab/><text:tab/>X is true</text:span></text:p>
      <text:p text:style-name="P3"><text:tab/><text:span text:style-name="T2">¬◇X<text:tab/><text:tab/>X is false</text:span></text:p>
      <text:p text:style-name="P1"/>
      <text:p text:style-name="P8">For example, the propositional logic gate NOT can be defined as following:</text:p>
      <text:p text:style-name="P1"/>
      <text:p text:style-name="P1"><text:tab/><text:span text:style-name="T2">not(□X) = ¬◇X<text:tab/><text:tab/>Carries over from Propositional Logic</text:span></text:p>
      <text:p text:style-name="P1"><text:tab/><text:span text:style-name="T3">not(¬◇X) = □X<text:tab/><text:tab/>Carries over from Propositional Logic</text:span></text:p>
      <text:p text:style-name="P1"/>
      <text:p text:style-name="P8">However, when trying to extend this operator by imagining an axis flip operation <text:span text:style-name="T4">of an interval</text:span>:</text:p>
      <text:p text:style-name="P1"/>
      <text:p text:style-name="P3"><text:tab/><text:span text:style-name="T3">not(◇X) = not((¬◇, □]X) = [¬◇, □)X</text:span></text:p>
      <text:p text:style-name="P1"/>
      <text:p text:style-name="P9">This does not work <text:span text:style-name="T4">directly</text:span>, since `[¬◇, □)` is not expressible <text:span text:style-name="T5">as a member of the set `</text:span>{□, ◇, ¬◇}<text:span text:style-name="T5">`</text:span>.</text:p>
      <text:p text:style-name="P8"/>
      <text:p text:style-name="P12">However, <text:span text:style-name="T16">`[¬◇, □)`</text:span> is encodable in the semantic model as:</text:p>
      <text:p text:style-name="P8"/>
      <text:p text:style-name="P8"><text:tab/>¬◇<text:tab/>◇<text:tab/>□</text:p>
      <text:p text:style-name="P8"><text:tab/>1<text:tab/>1<text:tab/>0</text:p>
      <text:p text:style-name="P8"/>
      <text:p text:style-name="P13">This model is extracted from the canonical expression `<text:span text:style-name="T3">¬◇X ∨ ◇X</text:span>`.</text:p>
      <text:p text:style-name="P10">This means that `<text:span text:style-name="T3">[¬◇, □)</text:span>X<text:span text:style-name="T3"> </text:span>= <text:span text:style-name="T3">¬◇</text:span>X ∨ ◇X = {¬◇, ◇}X = ¬□X`.</text:p>
      <text:p text:style-name="P13">It can be expressed indirectly using two terms `<text:span text:style-name="T3">¬◇X ∨ ◇X</text:span>` instead of a single term.</text:p>
      <text:p text:style-name="P10"/>
      <text:p text:style-name="P13">Therefore:</text:p>
      <text:p text:style-name="P10"/>
      <text:p text:style-name="P10"><text:tab/><text:span text:style-name="T3">not(◇X) </text:span>= ¬□X</text:p>
      <text:p text:style-name="P10"/>
      <text:p text:style-name="P13">Since `not . not &lt;=&gt; id` this gives:</text:p>
      <text:p text:style-name="P13"/>
      <text:p text:style-name="P13"><text:tab/><text:span text:style-name="T3">not(¬□X) </text:span>= <text:span text:style-name="T3">◇X</text:span></text:p>
      <text:p text:style-name="P13"/>
      <text:p text:style-name="P16">One the next page, I give a proof of the statement above.</text:p>
      <text:p text:style-name="P32">Here is the proof of `<text:span text:style-name="T3">not(¬□X) = ◇</text:span>X`:</text:p>
      <text:p text:style-name="P13"/>
      <text:p text:style-name="P14"><text:span text:style-name="T7">∵</text:span><text:tab/><text:span text:style-name="T3">not(¬□X)</text:span></text:p>
      <text:p text:style-name="P14"><text:span text:style-name="T8">∴</text:span><text:span text:style-name="T3"><text:tab/>not(</text:span>{<text:span text:style-name="T3">¬◇, ◇</text:span>}<text:span text:style-name="T3">X)</text:span></text:p>
      <text:p text:style-name="P14"><text:span text:style-name="T8">∴</text:span><text:tab/>not(<text:span text:style-name="T3">¬◇X ∨ ◇X</text:span>)</text:p>
      <text:p text:style-name="P14"><text:span text:style-name="T8">∴</text:span><text:span text:style-name="T6"><text:tab/>not(¬◇X) ∧ not(◇X)<text:tab/><text:tab/><text:tab/>Assuming `∨`[not] &lt;=&gt; `∧`</text:span></text:p>
      <text:p text:style-name="P14"><text:span text:style-name="T8">∴</text:span><text:span text:style-name="T6"><text:tab/>□X ∧ ¬□X</text:span></text:p>
      <text:p text:style-name="P14"><text:span text:style-name="T8">∴</text:span><text:tab/><text:span text:style-name="T6">□X ∧ </text:span>{<text:span text:style-name="T3">¬◇, ◇</text:span>}<text:span text:style-name="T6">X</text:span></text:p>
      <text:p text:style-name="P14"><text:span text:style-name="T8">∴</text:span><text:span text:style-name="T6"><text:tab/>□X ∧ (¬◇X ∨ ◇X)</text:span></text:p>
      <text:p text:style-name="P14"><text:span text:style-name="T8">∴</text:span><text:span text:style-name="T6"><text:tab/>(□X ∧ ¬◇X) ∨ (□X ∧ ◇X)</text:span></text:p>
      <text:p text:style-name="P14"><text:span text:style-name="T8">∴</text:span><text:tab/><text:span text:style-name="T6">false ∨ ◇X</text:span></text:p>
      <text:p text:style-name="P14"><text:span text:style-name="T8">∴</text:span><text:tab/><text:span text:style-name="T6">◇X</text:span></text:p>
      <text:p text:style-name="P14"/>
      <text:p text:style-name="P21">In summary, the NOT gate is defined as following <text:span text:style-name="T14">(notice how it differs from the `¬` operator)</text:span>:</text:p>
      <text:p text:style-name="P4"/>
      <text:p text:style-name="P5"><text:tab/><text:span text:style-name="T3">not(¬◇X) = □X<text:tab/><text:tab/>¬¬◇X = ◇X</text:span></text:p>
      <text:p text:style-name="P11"><text:tab/><text:span text:style-name="T3">not(◇X) </text:span>= ¬□X<text:tab/><text:tab/><text:span text:style-name="T3">¬◇X = ¬◇X</text:span></text:p>
      <text:p text:style-name="P15"><text:tab/><text:span text:style-name="T3">not(¬□X) </text:span>= <text:span text:style-name="T3">◇X<text:tab/><text:tab/>¬¬□X = □X</text:span></text:p>
      <text:p text:style-name="P5"><text:tab/><text:span text:style-name="T2">not(□X) = ¬◇X<text:tab/><text:tab/>¬□X = {¬◇, ◇}X</text:span></text:p>
      <text:p text:style-name="P14"/>
      <text:p text:style-name="P17">This is also consistent with:</text:p>
      <text:p text:style-name="P17"/>
      <text:p text:style-name="P17"><text:tab/>not[<text:span text:style-name="T3">¬</text:span>] &lt;=&gt; not</text:p>
      <text:p text:style-name="P14"/>
      <text:p text:style-name="P16">To derive a full Propositional Logic interpretation, <text:span text:style-name="T9">it is sufficent to construct a NAND gate.</text:span></text:p>
      <text:p text:style-name="P17">Since NOT is already defined, the remaining work is to construct a AND gate:</text:p>
      <text:p text:style-name="P23"/>
      <text:p text:style-name="P23"><text:tab/><text:span text:style-name="T9">and(¬◇X, ¬◇X) </text:span>= <text:span text:style-name="T9">¬◇X<text:tab/><text:tab/><text:tab/>Carries over from Propositional Logic</text:span></text:p>
      <text:p text:style-name="P25"><text:tab/><text:span text:style-name="T9">and(¬◇X, ◇X) </text:span>= <text:span text:style-name="T9">¬◇X<text:tab/><text:tab/><text:tab/><text:tab/>See proof D (next page)</text:span></text:p>
      <text:p text:style-name="P23"><text:tab/><text:span text:style-name="T9">and(¬◇X, ¬□X) </text:span>= <text:span text:style-name="T3">¬◇X<text:tab/><text:tab/><text:tab/>See proof A (next page)</text:span></text:p>
      <text:p text:style-name="P23"><text:tab/><text:span text:style-name="T9">and(¬◇X, □X) </text:span>= <text:span text:style-name="T9">¬◇X<text:tab/><text:tab/><text:tab/><text:tab/>Carries over from Propositional Logic</text:span></text:p>
      <text:p text:style-name="P27"><text:tab/><text:span text:style-name="T9">and(◇X, ¬◇X) </text:span>= <text:span text:style-name="T9">¬◇X<text:tab/><text:tab/><text:tab/><text:tab/>See proof D (next page)</text:span></text:p>
      <text:p text:style-name="P27"><text:tab/><text:span text:style-name="T9">and(◇X, ◇X) </text:span>= <text:span text:style-name="T9">◇X<text:tab/><text:tab/><text:tab/><text:tab/>See proof C (next page)</text:span></text:p>
      <text:p text:style-name="P27"><text:tab/><text:span text:style-name="T9">and(◇X, ¬□X) </text:span>= <text:span text:style-name="T9">◇X<text:tab/><text:tab/><text:tab/><text:tab/>See proof A (next page)</text:span></text:p>
      <text:p text:style-name="P27"><text:tab/><text:span text:style-name="T9">and(◇X, □X) </text:span>= <text:span text:style-name="T9">◇X<text:tab/><text:tab/><text:tab/><text:tab/>See proof B (next page)</text:span></text:p>
      <text:p text:style-name="P27"><text:tab/><text:span text:style-name="T9">and(¬□X, ¬◇X) </text:span>= <text:span text:style-name="T3">¬◇X<text:tab/><text:tab/><text:tab/>See proof A (next page)</text:span></text:p>
      <text:p text:style-name="P27"><text:tab/><text:span text:style-name="T9">and(¬□X, ◇X) </text:span>= <text:span text:style-name="T9">◇X<text:tab/><text:tab/><text:tab/><text:tab/>See proof A (next page)</text:span></text:p>
      <text:p text:style-name="P23"><text:tab/><text:span text:style-name="T9">and(¬□X, ¬□X) </text:span>= <text:span text:style-name="T10">¬□X<text:tab/><text:tab/><text:tab/>See proof C (next page)</text:span></text:p>
      <text:p text:style-name="P27"><text:tab/><text:span text:style-name="T9">and(¬□X, □X) </text:span>= <text:span text:style-name="T10">¬□X<text:tab/><text:tab/><text:tab/><text:tab/>See proof B (next page)</text:span></text:p>
      <text:p text:style-name="P23"><text:tab/><text:span text:style-name="T9">and(□X, ¬◇X) </text:span>= <text:span text:style-name="T9">¬◇X<text:tab/><text:tab/><text:tab/><text:tab/>Carries over from Propositional Logic</text:span></text:p>
      <text:p text:style-name="P27"><text:tab/><text:span text:style-name="T9">and(□X, ◇X) </text:span>= <text:span text:style-name="T9">◇X<text:tab/><text:tab/><text:tab/><text:tab/>See proof B (next page)</text:span></text:p>
      <text:p text:style-name="P23"><text:tab/><text:span text:style-name="T9">and(□X, ¬□X) </text:span>= <text:span text:style-name="T10">¬□X<text:tab/><text:tab/><text:tab/><text:tab/>See proof B (next page)</text:span></text:p>
      <text:p text:style-name="P23"><text:tab/><text:span text:style-name="T9">and(□X, □X) </text:span>= <text:span text:style-name="T9">□X<text:tab/><text:tab/><text:tab/><text:tab/>Carries over Propositional Logic</text:span></text:p>
      <text:p text:style-name="P17"/>
      <text:p text:style-name="P30">Notice that this is an operator on the functions of a variable `X`,</text:p>
      <text:p text:style-name="P30">which is permitted by using Higher Operator Overloading <text:span text:style-name="T14">(HOOO)</text:span> semantics.</text:p>
      <text:p text:style-name="P30"/>
      <text:p text:style-name="P31">The NAND gate is constructed by using `nand &lt;=&gt; not . and`.</text:p>
      <text:p text:style-name="P33">For functions of different variables, <text:span text:style-name="T14">one can not use the semantics of HOOO</text:span>.</text:p>
      <text:p text:style-name="P31">However, in some cases there exists a model in Propositional Logic.</text:p>
      <text:p text:style-name="P28"/>
      <text:p text:style-name="P28"><text:tab/><text:span text:style-name="T9">and(□X, □</text:span>Y<text:span text:style-name="T9">)<text:tab/><text:tab/></text:span>Undefined, <text:span text:style-name="T14">but has a model in propositional logic (corners of the cube)</text:span></text:p>
      <text:p text:style-name="P29"><text:tab/><text:span text:style-name="T9">and(□X, ◇</text:span>Y<text:span text:style-name="T9">)<text:tab/><text:tab/>Undefined, no model</text:span></text:p>
      <text:p text:style-name="P29"/>
      <text:p text:style-name="P29"><text:span text:style-name="T9">The proofs of AND are as following.</text:span></text:p>
      <text:p text:style-name="P17"/>
      <text:p text:style-name="P17">Since `and` is commutative:</text:p>
      <text:p text:style-name="P17"/>
      <text:p text:style-name="P17"><text:tab/>and(<text:span text:style-name="T3">¬◇X, ¬□X</text:span>) = and(<text:span text:style-name="T3">¬□X, ¬◇X</text:span>)</text:p>
      <text:p text:style-name="P17"><text:tab/>and(<text:span text:style-name="T3">□X, ¬□X</text:span>) = and(<text:span text:style-name="T3">¬□X, □X</text:span>)</text:p>
      <text:p text:style-name="P17"/>
      <text:p text:style-name="P17">The<text:span text:style-name="T12">se</text:span> case<text:span text:style-name="T12">s</text:span> <text:span text:style-name="T12">are</text:span> somewhat intuitive, since `<text:span text:style-name="T3">¬□X </text:span>= {<text:span text:style-name="T3">¬◇, ◇</text:span>}X`:</text:p>
      <text:p text:style-name="P17"/>
      <text:p text:style-name="P17"><text:tab/>and(<text:span text:style-name="T3">¬◇X, ¬□X</text:span>) = <text:span text:style-name="T3">¬◇X<text:tab/><text:tab/>Proof A</text:span></text:p>
      <text:p text:style-name="P20"><text:tab/>and(◇X, ¬□X) <text:span text:style-name="T12">= </text:span>◇X</text:p>
      <text:p text:style-name="P17"/>
      <text:p text:style-name="P22">The second case is a bit trickier:</text:p>
      <text:p text:style-name="P17"/>
      <text:p text:style-name="P18"><text:span text:style-name="T7">∵</text:span><text:tab/>and(<text:span text:style-name="T3">□X, ¬□X</text:span>)<text:tab/><text:tab/><text:span text:style-name="T15">Proof B</text:span></text:p>
      <text:p text:style-name="P18"><text:span text:style-name="T7">∴</text:span><text:tab/>and(<text:span text:style-name="T3">□X)(¬□X</text:span>)</text:p>
      <text:p text:style-name="P18"><text:span text:style-name="T7">∴</text:span><text:tab/><text:span text:style-name="T10">id(¬□X</text:span>)<text:tab/><text:tab/><text:span text:style-name="T10">Using `and(true)(x) =&gt; id(x)`</text:span></text:p>
      <text:p text:style-name="P18"><text:span text:style-name="T7">∴</text:span><text:tab/><text:span text:style-name="T10">¬□X</text:span></text:p>
      <text:p text:style-name="P17"/>
      <text:p text:style-name="P23">The same trick can be used here:</text:p>
      <text:p text:style-name="P23"/>
      <text:p text:style-name="P23"><text:tab/><text:span text:style-name="T9">and(□X, ◇X) </text:span>= <text:span text:style-name="T9">◇X</text:span></text:p>
      <text:p text:style-name="P17"/>
      <text:p text:style-name="P22"><text:span text:style-name="T11">Two trivial</text:span> case<text:span text:style-name="T11">s</text:span> <text:span text:style-name="T11">are</text:span> the following:</text:p>
      <text:p text:style-name="P17"/>
      <text:p text:style-name="P18"><text:tab/>and(<text:span text:style-name="T3">¬□X, ¬□X</text:span>) <text:span text:style-name="T10">= ¬□X<text:tab/>Proof C</text:span></text:p>
      <text:p text:style-name="P19"><text:tab/>and(◇<text:span text:style-name="T10">X, </text:span>◇<text:span text:style-name="T10">X</text:span>) <text:span text:style-name="T10">= </text:span>◇<text:span text:style-name="T10">X</text:span></text:p>
      <text:p text:style-name="P24"/>
      <text:p text:style-name="P26">The only case left <text:span text:style-name="T14">(two commutative)</text:span> is the following, <text:span text:style-name="T13">which I define using intuition:</text:span></text:p>
      <text:p text:style-name="P24"/>
      <text:p text:style-name="P23"><text:tab/><text:span text:style-name="T9">and(¬◇X, ◇X) </text:span>= <text:span text:style-name="T9">¬◇X<text:tab/><text:tab/>Proof D</text:span></text:p>
      <text:p text:style-name="P23"/>
      <text:p text:style-name="P31">Q.E.D.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19:14:40.444946000</meta:creation-date>
    <dc:date>2020-07-17T21:43:55.541452000</dc:date>
    <meta:editing-duration>PT4M27S</meta:editing-duration>
    <meta:editing-cycles>1</meta:editing-cycles>
    <meta:document-statistic meta:table-count="0" meta:image-count="0" meta:object-count="0" meta:page-count="3" meta:paragraph-count="88" meta:word-count="711" meta:character-count="3828" meta:non-whitespace-character-count="3104"/>
    <meta:generator>LibreOffice/5.1.2.2$MacOSX_X86_64 LibreOffice_project/d3bf12ecb743fc0d20e0be0c58ca359301eb705f</meta:generator>
  </office:meta>
</office:document-meta>
</file>